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neva" svg:font-family="Genev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083in" fo:margin-top="0in" fo:margin-bottom="0in" table:align="center" style:writing-mode="lr-tb"/>
    </style:style>
    <style:style style:name="Table1.A" style:family="table-column">
      <style:table-column-properties style:column-width="3.8083in"/>
    </style:style>
    <style:style style:name="Table1.B" style:family="table-column">
      <style:table-column-properties style:column-width="3.4993in"/>
    </style:style>
    <style:style style:name="Table1.1" style:family="table-row">
      <style:table-row-properties style:min-row-height="0.2104in" style:keep-together="false" fo:keep-together="always"/>
    </style:style>
    <style:style style:name="Table1.A1" style:family="table-cell">
      <style:table-cell-properties style:vertical-align="middle" fo:padding-left="0.075in" fo:padding-right="0.075in" fo:padding-top="0in" fo:padding-bottom="0in" fo:border="0.0069in solid #00000a"/>
    </style:style>
    <style:style style:name="Table1.2" style:family="table-row">
      <style:table-row-properties style:min-row-height="0.6993in" style:keep-together="false" fo:keep-together="always"/>
    </style:style>
    <style:style style:name="Table1.A2" style:family="table-cell">
      <style:table-cell-properties fo:padding-left="0.075in" fo:padding-right="0.075in" fo:padding-top="0in" fo:padding-bottom="0in" fo:border="0.0069in solid #00000a"/>
    </style:style>
    <style:style style:name="Table1.4" style:family="table-row">
      <style:table-row-properties style:min-row-height="0.6181in" style:keep-together="false" fo:keep-together="always"/>
    </style:style>
    <style:style style:name="Table1.5" style:family="table-row">
      <style:table-row-properties style:min-row-height="0.2743in" style:keep-together="false" fo:keep-together="always"/>
    </style:style>
    <style:style style:name="Table1.6" style:family="table-row">
      <style:table-row-properties style:min-row-height="0.5118in" style:keep-together="false" fo:keep-together="always"/>
    </style:style>
    <style:style style:name="Table1.7" style:family="table-row">
      <style:table-row-properties style:min-row-height="0.3396in" style:keep-together="false" fo:keep-together="always"/>
    </style:style>
    <style:style style:name="P1" style:family="paragraph" style:parent-style-name="Standard">
      <style:paragraph-properties fo:text-align="justify" style:justify-single-word="false">
        <style:tab-stops>
          <style:tab-stop style:position="0.7374in"/>
        </style:tab-stops>
      </style:paragraph-properties>
      <style:text-properties fo:text-transform="uppercase" fo:color="#000000" style:font-name="Arial1" fo:font-size="12pt" fo:font-weight="bold" style:font-size-asian="12pt" style:font-weight-asian="bold" style:font-name-complex="Arial2"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0.7374in"/>
        </style:tab-stops>
      </style:paragraph-properties>
    </style:style>
    <style:style style:name="P4" style:family="paragraph" style:parent-style-name="Standard">
      <style:paragraph-properties>
        <style:tab-stops>
          <style:tab-stop style:position="0.7374in"/>
        </style:tab-stops>
      </style:paragraph-properties>
      <style:text-properties style:font-name="Arial1" style:font-name-complex="Arial2"/>
    </style:style>
    <style:style style:name="P5" style:family="paragraph" style:parent-style-name="Standard">
      <style:paragraph-properties fo:text-align="justify" style:justify-single-word="false"/>
      <style:text-properties style:font-name="Arial1" style:font-name-complex="Arial2"/>
    </style:style>
    <style:style style:name="P6" style:family="paragraph" style:parent-style-name="Standard">
      <style:paragraph-properties fo:text-align="justify" style:justify-single-word="false"/>
      <style:text-properties style:font-name="Arial1" fo:font-weight="bold" style:font-weight-asian="bold" style:font-name-complex="Arial2"/>
    </style:style>
    <style:style style:name="P7" style:family="paragraph" style:parent-style-name="Standard">
      <style:paragraph-properties>
        <style:tab-stops>
          <style:tab-stop style:position="0.7374in"/>
        </style:tab-stops>
      </style:paragraph-properties>
    </style:style>
    <style:style style:name="P8" style:family="paragraph" style:parent-style-name="Standard">
      <style:paragraph-properties fo:margin-top="0in" fo:margin-bottom="0.0835in" fo:text-align="justify" style:justify-single-word="false"/>
      <style:text-properties style:font-name="Arial1" style:font-name-complex="Arial2"/>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37">
      <style:paragraph-properties fo:text-align="justify" style:justify-single-word="false">
        <style:tab-stops>
          <style:tab-stop style:position="0.3in"/>
          <style:tab-stop style:position="0.5in"/>
          <style:tab-stop style:position="1in"/>
        </style:tab-stops>
      </style:paragraph-properties>
    </style:style>
    <style:style style:name="P11" style:family="paragraph" style:parent-style-name="List_20_Paragraph">
      <style:paragraph-properties fo:margin-left="0in" fo:margin-right="0in" fo:text-align="justify" style:justify-single-word="false" fo:text-indent="0in" style:auto-text-indent="false"/>
    </style:style>
    <style:style style:name="P12" style:family="paragraph" style:parent-style-name="List_20_Paragraph">
      <style:paragraph-properties fo:margin-left="0in" fo:margin-right="0in" fo:text-align="justify" style:justify-single-word="false" fo:text-indent="0in" style:auto-text-indent="false">
        <style:tab-stops>
          <style:tab-stop style:position="0.3in"/>
          <style:tab-stop style:position="0.5in"/>
          <style:tab-stop style:position="1in"/>
        </style:tab-stops>
      </style:paragraph-properties>
    </style:style>
    <style:style style:name="P13" style:family="paragraph" style:parent-style-name="List_20_Paragraph" style:list-style-name="WWNum7">
      <style:paragraph-properties fo:margin-left="0in" fo:margin-right="0in" fo:text-align="justify" style:justify-single-word="false" fo:text-indent="0in" style:auto-text-indent="false">
        <style:tab-stops>
          <style:tab-stop style:position="0.3in"/>
          <style:tab-stop style:position="0.5in"/>
          <style:tab-stop style:position="1in"/>
        </style:tab-stops>
      </style:paragraph-properties>
    </style:style>
    <style:style style:name="P14"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0.3in"/>
          <style:tab-stop style:position="0.5in"/>
          <style:tab-stop style:position="1in"/>
        </style:tab-stops>
      </style:paragraph-properties>
    </style:style>
    <style:style style:name="P15" style:family="paragraph" style:parent-style-name="List_20_Paragraph" style:list-style-name="WWNum7">
      <style:paragraph-properties fo:margin-left="0in" fo:margin-right="0in" fo:margin-top="0in" fo:margin-bottom="0.0835in" fo:text-align="justify" style:justify-single-word="false" fo:text-indent="0in" style:auto-text-indent="false">
        <style:tab-stops>
          <style:tab-stop style:position="0.3in"/>
          <style:tab-stop style:position="0.5in"/>
          <style:tab-stop style:position="1in"/>
        </style:tab-stops>
      </style:paragraph-properties>
    </style:style>
    <style:style style:name="P16"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1in"/>
          <style:tab-stop style:position="-0.5in"/>
          <style:tab-stop style:position="0.233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style>
    <style:style style:name="P17"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1in"/>
          <style:tab-stop style:position="-0.5in"/>
          <style:tab-stop style:position="4.5in"/>
        </style:tab-stops>
      </style:paragraph-properties>
    </style:style>
    <style:style style:name="P18"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1in"/>
          <style:tab-stop style:position="-0.5in"/>
          <style:tab-stop style:position="0.233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Arial1" style:font-name-complex="Arial2"/>
    </style:style>
    <style:style style:name="P19"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0.3in"/>
          <style:tab-stop style:position="0.5in"/>
          <style:tab-stop style:position="1in"/>
        </style:tab-stops>
      </style:paragraph-properties>
      <style:text-properties style:font-name="Arial1" style:font-name-complex="Arial2"/>
    </style:style>
    <style:style style:name="P20" style:family="paragraph" style:parent-style-name="List_20_Paragraph">
      <style:paragraph-properties fo:margin-left="0in" fo:margin-right="0in" fo:margin-top="0in" fo:margin-bottom="0.0835in" fo:text-align="justify" style:justify-single-word="false" fo:text-indent="0in" style:auto-text-indent="false">
        <style:tab-stops>
          <style:tab-stop style:position="0.3in"/>
          <style:tab-stop style:position="0.5in"/>
          <style:tab-stop style:position="1in"/>
        </style:tab-stops>
      </style:paragraph-properties>
      <style:text-properties style:font-name="Arial1" fo:font-size="8pt" style:font-size-asian="8pt" style:font-name-complex="Arial2" style:font-size-complex="8pt"/>
    </style:style>
    <style:style style:name="P21" style:family="paragraph" style:parent-style-name="List_20_Paragraph">
      <style:paragraph-properties fo:margin-left="0in" fo:margin-right="0in" fo:margin-top="0in" fo:margin-bottom="0.0835in" fo:text-align="justify" style:justify-single-word="false" fo:text-indent="0in" style:auto-text-indent="false" fo:padding-left="0in" fo:padding-right="0in" fo:padding-top="0in" fo:padding-bottom="0.0138in" fo:border-left="none" fo:border-right="none" fo:border-top="none" fo:border-bottom="0.0209in solid #00000a">
        <style:tab-stops>
          <style:tab-stop style:position="-1in"/>
          <style:tab-stop style:position="-0.5in"/>
          <style:tab-stop style:position="0.233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style:font-name="Arial1" style:font-name-complex="Arial2"/>
    </style:style>
    <style:style style:name="P22" style:family="paragraph" style:parent-style-name="List_20_Paragraph">
      <style:paragraph-properties fo:margin-left="0in" fo:margin-right="0in" fo:margin-top="0.0835in" fo:margin-bottom="0.0835in" fo:text-align="justify" style:justify-single-word="false" fo:text-indent="0in" style:auto-text-indent="false">
        <style:tab-stops>
          <style:tab-stop style:position="-1in"/>
          <style:tab-stop style:position="-0.5in"/>
          <style:tab-stop style:position="0.233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style>
    <style:style style:name="T1" style:family="text">
      <style:text-properties fo:text-transform="uppercase" style:font-name="Arial1" fo:font-weight="bold" style:font-weight-asian="bold" style:font-name-complex="Arial2"/>
    </style:style>
    <style:style style:name="T2" style:family="text">
      <style:text-properties style:font-name="Arial1" style:font-name-complex="Arial2"/>
    </style:style>
    <style:style style:name="T3" style:family="text">
      <style:text-properties style:font-name="Arial1" fo:font-weight="bold" style:font-weight-asian="bold" style:font-name-complex="Arial2"/>
    </style:style>
    <style:style style:name="T4" style:family="text">
      <style:text-properties style:font-name="Arial1" fo:font-style="italic" style:font-style-asian="italic" style:font-name-complex="Arial2"/>
    </style:style>
    <style:style style:name="T5" style:family="text">
      <style:text-properties style:font-name="Arial1" fo:font-style="italic" fo:font-weight="bold" style:font-style-asian="italic" style:font-weight-asian="bold" style:font-name-complex="Arial2" style:font-weight-complex="bold"/>
    </style:style>
    <style:style style:name="T6" style:family="text">
      <style:text-properties style:font-name="Arial1" style:text-underline-style="solid" style:text-underline-width="auto" style:text-underline-color="font-color" style:font-name-complex="Arial2"/>
    </style:style>
    <style:style style:name="T7" style:family="text">
      <style:text-properties style:font-name="Arial1" style:text-underline-style="solid" style:text-underline-width="auto" style:text-underline-color="font-color" fo:font-weight="bold" style:font-weight-asian="bold" style:font-name-complex="Arial2"/>
    </style:style>
    <style:style style:name="T8" style:family="text">
      <style:text-properties style:font-name="Arial1" fo:letter-spacing="-0.0008in" style:font-name-complex="Arial2"/>
    </style:style>
    <style:style style:name="T9" style:family="text">
      <style:text-properties style:font-name="Arial1" fo:letter-spacing="0.0008in" style:font-name-complex="Arial2"/>
    </style:style>
    <style:style style:name="T10" style:family="text">
      <style:text-properties style:font-name="Arial1" fo:letter-spacing="-0.002in" style:font-name-complex="Arial2"/>
    </style:style>
    <style:style style:name="T11" style:family="text">
      <style:text-properties style:font-name="Arial1" fo:letter-spacing="-0.0016in" style:font-name-complex="Arial2"/>
    </style:style>
    <style:style style:name="T12" style:family="text">
      <style:text-properties style:font-name="Arial1" fo:letter-spacing="0.0035in" style:font-name-complex="Arial2"/>
    </style:style>
    <style:style style:name="T13" style:family="text">
      <style:text-properties style:font-name="Arial1" fo:letter-spacing="0.0043in" style:font-name-complex="Arial2"/>
    </style:style>
    <style:style style:name="T14" style:family="text">
      <style:text-properties style:font-name="Arial1" fo:letter-spacing="0.0016in" style:font-name-complex="Arial2"/>
    </style:style>
    <style:style style:name="T15" style:family="text">
      <style:text-properties style:font-name="Arial1" fo:letter-spacing="0.0252in" style:font-name-complex="Arial2"/>
    </style:style>
    <style:style style:name="T16" style:family="text">
      <style:text-properties style:font-name="Arial1" fo:letter-spacing="0.0236in" style:font-name-complex="Arial2"/>
    </style:style>
    <style:style style:name="T17" style:family="text">
      <style:text-properties style:font-name="Arial1" fo:letter-spacing="0.0264in" style:font-name-complex="Arial2"/>
    </style:style>
    <style:style style:name="T18" style:family="text">
      <style:text-properties style:font-name="Arial1" fo:letter-spacing="0.0256in" style:font-name-complex="Arial2"/>
    </style:style>
    <style:style style:name="T19" style:family="text">
      <style:text-properties style:font-name="Arial1" fo:letter-spacing="0.0272in" style:font-name-complex="Arial2"/>
    </style:style>
    <style:style style:name="T20" style:family="text">
      <style:text-properties style:font-name="Arial1" fo:letter-spacing="0.0339in" style:font-name-complex="Arial2"/>
    </style:style>
    <style:style style:name="T21" style:family="text">
      <style:text-properties style:font-name="Arial1" fo:letter-spacing="0.0354in" style:font-name-complex="Arial2"/>
    </style:style>
    <style:style style:name="T22" style:family="text">
      <style:text-properties style:font-name="Arial1" fo:letter-spacing="0.0335in" style:font-name-complex="Arial2"/>
    </style:style>
    <style:style style:name="T23" style:family="text">
      <style:text-properties style:font-name="Arial1" fo:letter-spacing="0.0362in" style:font-name-complex="Arial2"/>
    </style:style>
    <style:style style:name="T24" style:family="text">
      <style:text-properties style:font-name="Arial1" fo:letter-spacing="0.0366in" style:font-name-complex="Arial2"/>
    </style:style>
    <style:style style:name="T25" style:family="text">
      <style:text-properties style:font-name="Arial1" fo:letter-spacing="0.028in" style:font-name-complex="Arial2"/>
    </style:style>
    <style:style style:name="T26" style:family="text">
      <style:text-properties style:font-name="Arial1" fo:letter-spacing="-0.0028in" style:font-name-complex="Arial2"/>
    </style:style>
    <style:style style:name="T27" style:family="text">
      <style:text-properties style:font-name="Arial1" fo:letter-spacing="0.0118in" style:font-name-complex="Arial2"/>
    </style:style>
    <style:style style:name="T28" style:family="text">
      <style:text-properties style:font-name="Arial1" fo:font-size="8pt" style:font-size-asian="8pt" style:font-name-complex="Arial2" style:font-size-complex="8pt"/>
    </style:style>
    <style:style style:name="T29" style:family="text">
      <style:text-properties style:font-name="Webdings" fo:font-weight="bold" style:font-weight-asian="bold" style:font-name-complex="Arial2"/>
    </style:style>
    <style:style style:name="T30" style:family="text">
      <style:text-properties style:font-name="MS Gothic" style:font-name-asian="MS Gothic1" style:font-name-complex="MS Gothic1"/>
    </style:style>
    <style:style style:name="T31" style:family="text">
      <style:text-properties style:font-name="MS Gothic" fo:font-weight="bold" style:font-name-asian="MS Gothic1" style:font-weight-asian="bold" style:font-name-complex="Arial2"/>
    </style:style>
    <style:style style:name="T32" style:family="text">
      <style:text-properties style:font-name="Calibri" fo:font-weight="bold" style:font-weight-asian="bold" style:font-name-complex="Arial2"/>
    </style:style>
  </office:automatic-styles>
  <office:body>
    <office:text text:use-soft-page-breaks="true">
      <text:tracked-changes text:track-changes="false">
        <text:changed-region xml:id="ct215913976" text:id="ct215913976">
          <text:insertion>
            <office:change-info>
              <dc:creator>Conrad Cunningham</dc:creator>
              <dc:date>2018-02-19T2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niversity of Mississippi – Undergraduate Capstone Project survey</text:span></text:p>
      <text:p text:style-name="P1"/>
      <text:p text:style-name="P3"><text:span text:style-name="T2">Thank you for your interest in participating in a University of Mississippi Capstone Project Senior Design Course. <text:s/>This non-binding survey is designed to help communicate expectations among the Student(s), Client(s), and UM Faculty. <text:s/>Additionally, this survey will assist the University in identifying and preparing, if needed, necessary agreements. <text:s/>This survey should be completed and reviewed by all involved partie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3">Course Information</text:span></text:p>
            <text:p text:style-name="Standard"><text:span text:style-name="T2">Course Name: Senior Project</text:span></text:p>
            <text:p text:style-name="Standard"><text:span text:style-name="T2">Department: Computer and Information Science</text:span></text:p>
            <text:p text:style-name="Standard"><text:span text:style-name="T2">Course number(s): CSCI 487</text:span></text:p>
          </table:table-cell>
          <table:table-cell table:style-name="Table1.A1" office:value-type="string">
            <text:p text:style-name="Standard"><text:span text:style-name="T2">Faculty Instructor: <text:tab/>Joseph Carlisle</text:span></text:p>
            <text:p text:style-name="Standard"><text:span text:style-name="T2"><text:s/><text:tab/><text:tab/><text:tab/>Timothy Holston</text:span></text:p>
            <text:p text:style-name="Standard"><text:span text:style-name="T2">Faculty Email:<text:tab/></text:span><text:a xlink:type="simple" xlink:href="mailto:jcarlis1@olemiss.edu" text:style-name="Internet_20_link" text:visited-style-name="Visited_20_Internet_20_Link">jcarlis1@olemiss.edu</text:a> </text:p>
            <text:p text:style-name="Standard"><text:span text:style-name="T2"><text:s text:c="18"/><text:tab/></text:span><text:a xlink:type="simple" xlink:href="mailto:tlholsto@olemiss.edu" text:style-name="Internet_20_link" text:visited-style-name="Visited_20_Internet_20_Link">tlholsto@olemiss.edu</text:a></text:p>
            <text:p text:style-name="Standard"/>
            <text:p text:style-name="Standard"><text:span text:style-name="T2">Semester(s): Spring 2023</text:span></text:p>
          </table:table-cell>
        </table:table-row>
        <table:table-row table:style-name="Table1.2">
          <table:table-cell table:style-name="Table1.A2" office:value-type="string">
            <text:p text:style-name="Standard"><text:span text:style-name="T3">Student Information</text:span></text:p>
            <text:p text:style-name="Standard"><text:span text:style-name="T2">Name:</text:span></text:p>
            <text:p text:style-name="Standard"><text:span text:style-name="T2">Year:</text:span></text:p>
            <text:p text:style-name="Standard"><text:span text:style-name="T2">Major:</text:span></text:p>
          </table:table-cell>
          <table:table-cell table:style-name="Table1.A2" office:value-type="string">
            <text:p text:style-name="P4"/>
            <text:p text:style-name="P7"><text:span text:style-name="T2">Address:</text:span></text:p>
            <text:p text:style-name="P7"><text:span text:style-name="T2">Phone:</text:span></text:p>
            <text:p text:style-name="P7"><text:span text:style-name="T2">Email:</text:span></text:p>
          </table:table-cell>
        </table:table-row>
        <table:table-row table:style-name="Table1.2">
          <table:table-cell table:style-name="Table1.A2" office:value-type="string">
            <text:p text:style-name="Standard"><text:span text:style-name="T3">Client Information</text:span></text:p>
            <text:p text:style-name="Standard"><text:span text:style-name="T2">Client/Sponsor Name:</text:span></text:p>
            <text:p text:style-name="Standard"><text:span text:style-name="T2">Title: <text:s/></text:span></text:p>
            <text:p text:style-name="Standard"><text:span text:style-name="T2">Project Coordinator (if not Client):</text:span></text:p>
            <text:p text:style-name="Standard"><text:span text:style-name="T2">Title: <text:s/></text:span></text:p>
          </table:table-cell>
          <table:table-cell table:style-name="Table1.A2" office:value-type="string">
            <text:p text:style-name="P4"/>
            <text:p text:style-name="P7"><text:span text:style-name="T2">Address: </text:span></text:p>
            <text:p text:style-name="P7"><text:span text:style-name="T2">Phone: </text:span></text:p>
            <text:p text:style-name="Standard"><text:span text:style-name="T2">Email:</text:span></text:p>
          </table:table-cell>
        </table:table-row>
        <table:table-row table:style-name="Table1.4">
          <table:table-cell table:style-name="Table1.A2" table:number-columns-spanned="2" office:value-type="string">
            <text:p text:style-name="P2"><text:span text:style-name="T3">Project Title and Brief Description</text:span><text:span text:style-name="T2"> - attach additional description page as necessary: </text:span></text:p>
            <text:p text:style-name="P2"><text:span text:style-name="T4">(</text:span><text:span text:style-name="T5">CSCI 487 students</text:span><text:span text:style-name="T4">: The Brief Description should be 5 to 7 sentence paragraph – preferable typed below)</text:span></text:p>
            <text:p text:style-name="P5"/>
            <text:p text:style-name="P5"/>
            <text:p text:style-name="P5"/>
            <text:p text:style-name="P5"/>
            <text:p text:style-name="P5"/>
            <text:p text:style-name="P5"/>
            <text:p text:style-name="P5"/>
          </table:table-cell>
          <table:covered-table-cell/>
        </table:table-row>
        <table:table-row table:style-name="Table1.5">
          <table:table-cell table:style-name="Table1.A2" table:number-columns-spanned="2" office:value-type="string">
            <text:p text:style-name="P2"><text:span text:style-name="T29"><text:tab/><text:tab/><text:tab/><text:tab/></text:span><text:span text:style-name="T31">☐</text:span><text:span text:style-name="T29"></text:span><text:span text:style-name="T3">Team Project <text:s text:c="3"/></text:span><text:span text:style-name="T31">☒</text:span><text:span text:style-name="T29"></text:span><text:span text:style-name="T3">Individual Project <text:s text:c="10"/></text:span></text:p>
          </table:table-cell>
          <table:covered-table-cell/>
        </table:table-row>
        <table:table-row table:style-name="Table1.6">
          <table:table-cell table:style-name="Table1.A2" table:number-columns-spanned="2" office:value-type="string">
            <text:p text:style-name="P2"><text:span text:style-name="T3">Project Goals and Deliverables (“Student Project Results”) - include desired format: report, code, prototype, CAD models, etc. – </text:span><text:span text:style-name="T2">Attach additional pages as necessary:</text:span></text:p>
            <text:p text:style-name="P2"><text:span text:style-name="T4">(</text:span><text:span text:style-name="T5">CSCI 487 students</text:span><text:span text:style-name="T4">: State your MVP – preferably typed below</text:span><text:span text:style-name="T2">)</text:span></text:p>
            <text:p text:style-name="P5"/>
            <text:p text:style-name="P6"/>
            <text:p text:style-name="P6"/>
            <text:p text:style-name="P6"/>
            <text:p text:style-name="P6"/>
            <text:p text:style-name="P6"/>
            <text:p text:style-name="P6"/>
            <text:p text:style-name="P6"/>
            <text:p text:style-name="P6"/>
            <text:p text:style-name="P6"/>
            <text:p text:style-name="P6"/>
          </table:table-cell>
          <table:covered-table-cell/>
        </table:table-row>
        <text:soft-page-break/>
        <table:table-row table:style-name="Table1.7">
          <table:table-cell table:style-name="Table1.A2" table:number-columns-spanned="2" office:value-type="string">
            <text:p text:style-name="P2"><text:span text:style-name="T3">FOR UM CLIENTS ONLY:</text:span></text:p>
            <text:p text:style-name="P2"><text:span text:style-name="T3">Are any sponsored research funds tied to this project? </text:span></text:p>
            <text:p text:style-name="P2"><text:span text:style-name="T3">If yes, where from and how much? </text:span></text:p>
            <text:p text:style-name="P6"/>
          </table:table-cell>
          <table:covered-table-cell/>
        </table:table-row>
      </table:table>
      <text:p text:style-name="P8"/>
      <text:list xml:id="list7407981405841511028" text:style-name="WWNum7">
        <text:list-item>
          <text:p text:style-name="P13"><text:span text:style-name="T7">Confidentiality.</text:span><text:span text:style-name="T2"> <text:s/></text:span></text:p>
        </text:list-item>
      </text:list>
      <text:p text:style-name="P14"><text:span text:style-name="T2">The University prefers that clients make reasonable efforts to avoid the inclusion of confidential information into student academic course projects, which take place in an open and collaborative academic learning environment. <text:s/>However, it is understood that there may be situations where a client wants to share information that is to be held in confidence. <text:s/>If so, the client, the University, and participating students should sign a separate Non-Disclosure Agreement (“NDA”).</text:span></text:p>
      <text:p text:style-name="P11"><text:span text:style-name="T3">Please check the appropriate box below: </text:span></text:p>
      <text:p text:style-name="P22"><text:span text:style-name="T2"><text:s/></text:span><text:span text:style-name="T31">☐</text:span><text:span text:style-name="T29"></text:span><text:span text:style-name="T2">Client WILL NOT share any confidential information during the Project and will not need an NDA.</text:span></text:p>
      <text:p text:style-name="P16"><text:span text:style-name="T2"><text:s/></text:span><text:span text:style-name="T31">☐</text:span><text:span text:style-name="T29"></text:span><text:span text:style-name="T2">Client WILL share confidential information during the Project and will need an NDA. Please contact Allyson Best, Director of Technology Management in the ORSP – </text:span><text:a xlink:type="simple" xlink:href="mailto:amilhous@olemiss.edu" text:style-name="Internet_20_link" text:visited-style-name="Visited_20_Internet_20_Link"><text:span text:style-name="T2">amilhous@olemiss.edu</text:span></text:a></text:p>
      <text:p text:style-name="P18"/>
      <text:p text:style-name="P17"><text:span text:style-name="T2"><text:tab/></text:span></text:p>
      <text:list xml:id="list31414093" text:continue-numbering="true" text:style-name="WWNum7">
        <text:list-item>
          <text:p text:style-name="P15"><text:span text:style-name="T7">Student Intellectual Property Rights (if applicable).</text:span><text:span text:style-name="T2"> <text:s/></text:span></text:p>
        </text:list-item>
      </text:list>
      <text:p text:style-name="P12"><text:span text:style-name="T3">Background:</text:span></text:p>
      <text:p text:style-name="P14"><text:span text:style-name="T2">In the event that commercializable intellectual property is created, student’s rights must be considered. <text:s/>While the University encourages clients to permit student participants to retain their intellectual property rights developed under the client projects, it is understood that there may be situations where the client wants to obtain ownership or license rights from the student participants. <text:s/></text:span><text:span text:style-name="T8">S</text:span><text:span text:style-name="T9">t</text:span><text:span text:style-name="T8">ude</text:span><text:span text:style-name="T10">n</text:span><text:span text:style-name="T11">t</text:span><text:span text:style-name="T2">s</text:span><text:span text:style-name="T12"> </text:span><text:span text:style-name="T8">a</text:span><text:span text:style-name="T2">re</text:span><text:span text:style-name="T12"> </text:span><text:span text:style-name="T8">ne</text:span><text:span text:style-name="T10">v</text:span><text:span text:style-name="T8">e</text:span><text:span text:style-name="T2">r</text:span><text:span text:style-name="T13"> </text:span><text:span text:style-name="T8">ob</text:span><text:span text:style-name="T11">li</text:span><text:span text:style-name="T14">g</text:span><text:span text:style-name="T8">a</text:span><text:span text:style-name="T9">t</text:span><text:span text:style-name="T8">ed </text:span><text:span text:style-name="T9">t</text:span><text:span text:style-name="T2">o</text:span><text:span text:style-name="T15"> </text:span><text:span text:style-name="T8">pa</text:span><text:span text:style-name="T2">r</text:span><text:span text:style-name="T9">t</text:span><text:span text:style-name="T11">i</text:span><text:span text:style-name="T2">c</text:span><text:span text:style-name="T11">i</text:span><text:span text:style-name="T8">pa</text:span><text:span text:style-name="T9">t</text:span><text:span text:style-name="T2">e</text:span><text:span text:style-name="T15"> </text:span><text:span text:style-name="T11">i</text:span><text:span text:style-name="T2">n</text:span><text:span text:style-name="T15"> </text:span><text:span text:style-name="T8">p</text:span><text:span text:style-name="T2">r</text:span><text:span text:style-name="T8">o</text:span><text:span text:style-name="T9">j</text:span><text:span text:style-name="T10">e</text:span><text:span text:style-name="T2">c</text:span><text:span text:style-name="T9">t</text:span><text:span text:style-name="T2">s</text:span><text:span text:style-name="T16"> </text:span><text:span text:style-name="T8">o</text:span><text:span text:style-name="T2">r</text:span><text:span text:style-name="T17"> </text:span><text:span text:style-name="T8">a</text:span><text:span text:style-name="T2">c</text:span><text:span text:style-name="T9">t</text:span><text:span text:style-name="T11">i</text:span><text:span text:style-name="T10">v</text:span><text:span text:style-name="T11">i</text:span><text:span text:style-name="T9">t</text:span><text:span text:style-name="T11">i</text:span><text:span text:style-name="T8">e</text:span><text:span text:style-name="T2">s</text:span><text:span text:style-name="T18"> </text:span><text:span text:style-name="T9">t</text:span><text:span text:style-name="T8">ha</text:span><text:span text:style-name="T2">t</text:span><text:span text:style-name="T19"> </text:span><text:span text:style-name="T2">r</text:span><text:span text:style-name="T8">e</text:span><text:span text:style-name="T14">q</text:span><text:span text:style-name="T8">u</text:span><text:span text:style-name="T11">ir</text:span><text:span text:style-name="T2">e</text:span><text:span text:style-name="T15"> </text:span><text:span text:style-name="T9">t</text:span><text:span text:style-name="T8">h</text:span><text:span text:style-name="T2">e</text:span><text:span text:style-name="T15"> </text:span><text:span text:style-name="T8">a</text:span><text:span text:style-name="T2">ss</text:span><text:span text:style-name="T11">i</text:span><text:span text:style-name="T14">g</text:span><text:span text:style-name="T10">n</text:span><text:span text:style-name="T2">m</text:span><text:span text:style-name="T8">en</text:span><text:span text:style-name="T2">t</text:span><text:span text:style-name="T17"> </text:span><text:span text:style-name="T10">o</text:span><text:span text:style-name="T2">f</text:span><text:span text:style-name="T17"> </text:span><text:span text:style-name="T9">t</text:span><text:span text:style-name="T8">h</text:span><text:span text:style-name="T2">e</text:span><text:span text:style-name="T16"> </text:span><text:span text:style-name="T2">s</text:span><text:span text:style-name="T9">t</text:span><text:span text:style-name="T8">uden</text:span><text:span text:style-name="T9">t</text:span><text:span text:style-name="T11">’</text:span><text:span text:style-name="T2">s</text:span><text:span text:style-name="T17"> </text:span><text:span text:style-name="T11">i</text:span><text:span text:style-name="T8">n</text:span><text:span text:style-name="T9">t</text:span><text:span text:style-name="T8">e</text:span><text:span text:style-name="T11">ll</text:span><text:span text:style-name="T8">e</text:span><text:span text:style-name="T2">c</text:span><text:span text:style-name="T9">t</text:span><text:span text:style-name="T8">ual p</text:span><text:span text:style-name="T2">r</text:span><text:span text:style-name="T8">ope</text:span><text:span text:style-name="T11">r</text:span><text:span text:style-name="T9">t</text:span><text:span text:style-name="T2">y</text:span><text:span text:style-name="T20"> </text:span><text:span text:style-name="T9">t</text:span><text:span text:style-name="T2">o</text:span><text:span text:style-name="T21"> </text:span><text:span text:style-name="T9">t</text:span><text:span text:style-name="T8">h</text:span><text:span text:style-name="T2">e</text:span><text:span text:style-name="T22"> </text:span><text:span text:style-name="T11">U</text:span><text:span text:style-name="T8">n</text:span><text:span text:style-name="T11">i</text:span><text:span text:style-name="T10">v</text:span><text:span text:style-name="T8">e</text:span><text:span text:style-name="T2">rs</text:span><text:span text:style-name="T11">i</text:span><text:span text:style-name="T9">t</text:span><text:span text:style-name="T2">y</text:span><text:span text:style-name="T20"> </text:span><text:span text:style-name="T8">o</text:span><text:span text:style-name="T2">r</text:span><text:span text:style-name="T23"> </text:span><text:span text:style-name="T9">t</text:span><text:span text:style-name="T2">o</text:span><text:span text:style-name="T22"> </text:span><text:span text:style-name="T8">ano</text:span><text:span text:style-name="T9">t</text:span><text:span text:style-name="T8">h</text:span><text:span text:style-name="T10">e</text:span><text:span text:style-name="T2">r</text:span><text:span text:style-name="T24"> </text:span><text:span text:style-name="T8">e</text:span><text:span text:style-name="T10">n</text:span><text:span text:style-name="T9">t</text:span><text:span text:style-name="T11">i</text:span><text:span text:style-name="T9">t</text:span><text:span text:style-name="T10">y</text:span><text:span text:style-name="T2">.</text:span><text:span text:style-name="T25"> </text:span><text:span text:style-name="T9">I</text:span><text:span text:style-name="T2">n</text:span><text:span text:style-name="T22"> </text:span><text:span text:style-name="T9">this course,</text:span><text:span text:style-name="T21"> </text:span><text:span text:style-name="T10">s</text:span><text:span text:style-name="T9">t</text:span><text:span text:style-name="T10">u</text:span><text:span text:style-name="T8">den</text:span><text:span text:style-name="T9">t</text:span><text:span text:style-name="T2">s</text:span><text:span text:style-name="T21"> </text:span><text:span text:style-name="T26">are</text:span><text:span text:style-name="T8"> </text:span><text:span text:style-name="T2">presented</text:span><text:span text:style-name="T15"> </text:span><text:span text:style-name="T26">w</text:span><text:span text:style-name="T11">i</text:span><text:span text:style-name="T9">t</text:span><text:span text:style-name="T2">h</text:span><text:span text:style-name="T17"> </text:span><text:span text:style-name="T9">t</text:span><text:span text:style-name="T26">w</text:span><text:span text:style-name="T2">o</text:span><text:span text:style-name="T17"> </text:span><text:span text:style-name="T8">op</text:span><text:span text:style-name="T9">t</text:span><text:span text:style-name="T11">i</text:span><text:span text:style-name="T8">on</text:span><text:span text:style-name="T2">s:</text:span><text:span text:style-name="T27"> (</text:span><text:span text:style-name="T8">1</text:span><text:span text:style-name="T2">)</text:span><text:span text:style-name="T18"> </text:span><text:span text:style-name="T9">t</text:span><text:span text:style-name="T2">o</text:span><text:span text:style-name="T15"> </text:span><text:span text:style-name="T8">pa</text:span><text:span text:style-name="T11">r</text:span><text:span text:style-name="T9">t</text:span><text:span text:style-name="T11">i</text:span><text:span text:style-name="T2">c</text:span><text:span text:style-name="T11">i</text:span><text:span text:style-name="T8">pa</text:span><text:span text:style-name="T9">t</text:span><text:span text:style-name="T2">e</text:span><text:span text:style-name="T17"> </text:span><text:span text:style-name="T26">i</text:span><text:span text:style-name="T2">n</text:span><text:span text:style-name="T19"> </text:span><text:span text:style-name="T8">p</text:span><text:span text:style-name="T2">r</text:span><text:span text:style-name="T10">o</text:span><text:span text:style-name="T9">j</text:span><text:span text:style-name="T8">e</text:span><text:span text:style-name="T2">c</text:span><text:span text:style-name="T9">t</text:span><text:span text:style-name="T2">s</text:span><text:span text:style-name="T15"> </text:span><text:span text:style-name="T8">o</text:span><text:span text:style-name="T2">r</text:span><text:span text:style-name="T18"> </text:span><text:span text:style-name="T8">a</text:span><text:span text:style-name="T10">c</text:span><text:span text:style-name="T9">t</text:span><text:span text:style-name="T11">i</text:span><text:span text:style-name="T10">v</text:span><text:span text:style-name="T11">i</text:span><text:span text:style-name="T9">t</text:span><text:span text:style-name="T11">i</text:span><text:span text:style-name="T8">e</text:span><text:span text:style-name="T2">s</text:span><text:span text:style-name="T19"> </text:span><text:span text:style-name="T9">t</text:span><text:span text:style-name="T8">ha</text:span><text:span text:style-name="T2">t</text:span><text:span text:style-name="T25"> </text:span><text:span text:style-name="T8">d</text:span><text:span text:style-name="T2">o</text:span><text:span text:style-name="T15"> </text:span><text:span text:style-name="T8">no</text:span><text:span text:style-name="T2">t</text:span><text:span text:style-name="T19"> </text:span><text:span text:style-name="T2">r</text:span><text:span text:style-name="T10">e</text:span><text:span text:style-name="T14">q</text:span><text:span text:style-name="T8">u</text:span><text:span text:style-name="T11">i</text:span><text:span text:style-name="T2">re</text:span><text:span text:style-name="T15"> </text:span><text:span text:style-name="T9">t</text:span><text:span text:style-name="T10">h</text:span><text:span text:style-name="T2">e s</text:span><text:span text:style-name="T9">t</text:span><text:span text:style-name="T8">uden</text:span><text:span text:style-name="T2">t </text:span><text:span text:style-name="T9">t</text:span><text:span text:style-name="T2">o</text:span><text:span text:style-name="T11"> license/</text:span><text:span text:style-name="T8">a</text:span><text:span text:style-name="T2">ss</text:span><text:span text:style-name="T26">i</text:span><text:span text:style-name="T14">g</text:span><text:span text:style-name="T2">n</text:span><text:span text:style-name="T11"> </text:span><text:span text:style-name="T9">t</text:span><text:span text:style-name="T8">he</text:span><text:span text:style-name="T11">i</text:span><text:span text:style-name="T2">r</text:span><text:span text:style-name="T14"> </text:span><text:span text:style-name="T11">i</text:span><text:span text:style-name="T8">n</text:span><text:span text:style-name="T11">t</text:span><text:span text:style-name="T8">e</text:span><text:span text:style-name="T11">ll</text:span><text:span text:style-name="T8">e</text:span><text:span text:style-name="T2">c</text:span><text:span text:style-name="T9">t</text:span><text:span text:style-name="T8">ua</text:span><text:span text:style-name="T2">l </text:span><text:span text:style-name="T8">p</text:span><text:span text:style-name="T2">r</text:span><text:span text:style-name="T8">ope</text:span><text:span text:style-name="T11">r</text:span><text:span text:style-name="T9">t</text:span><text:span text:style-name="T2">y</text:span><text:span text:style-name="T11"> </text:span><text:span text:style-name="T8">o</text:span><text:span text:style-name="T2">r</text:span><text:span text:style-name="T14"> (</text:span><text:span text:style-name="T8">2</text:span><text:span text:style-name="T2">)</text:span><text:span text:style-name="T8"> </text:span><text:span text:style-name="T9">t</text:span><text:span text:style-name="T2">o</text:span><text:span text:style-name="T11"> </text:span><text:span text:style-name="T8">pa</text:span><text:span text:style-name="T2">r</text:span><text:span text:style-name="T9">t</text:span><text:span text:style-name="T11">i</text:span><text:span text:style-name="T2">c</text:span><text:span text:style-name="T11">i</text:span><text:span text:style-name="T8">pa</text:span><text:span text:style-name="T9">t</text:span><text:span text:style-name="T2">e</text:span><text:span text:style-name="T11"> i</text:span><text:span text:style-name="T2">n </text:span><text:span text:style-name="T8">p</text:span><text:span text:style-name="T2">r</text:span><text:span text:style-name="T10">o</text:span><text:span text:style-name="T9">j</text:span><text:span text:style-name="T8">e</text:span><text:span text:style-name="T10">c</text:span><text:span text:style-name="T9">t</text:span><text:span text:style-name="T2">s</text:span><text:span text:style-name="T9"> </text:span><text:span text:style-name="T10">o</text:span><text:span text:style-name="T2">r</text:span><text:span text:style-name="T8"> a</text:span><text:span text:style-name="T2">c</text:span><text:span text:style-name="T9">t</text:span><text:span text:style-name="T11">i</text:span><text:span text:style-name="T10">v</text:span><text:span text:style-name="T11">i</text:span><text:span text:style-name="T9">t</text:span><text:span text:style-name="T11">i</text:span><text:span text:style-name="T8">e</text:span><text:span text:style-name="T2">s</text:span><text:span text:style-name="T9"> t</text:span><text:span text:style-name="T8">ha</text:span><text:span text:style-name="T2">t r</text:span><text:span text:style-name="T10">e</text:span><text:span text:style-name="T14">q</text:span><text:span text:style-name="T8">u</text:span><text:span text:style-name="T11">ir</text:span><text:span text:style-name="T2">e </text:span><text:span text:style-name="T9">t</text:span><text:span text:style-name="T8">h</text:span><text:span text:style-name="T2">e </text:span><text:span text:style-name="T10">s</text:span><text:span text:style-name="T9">t</text:span><text:span text:style-name="T8">uden</text:span><text:span text:style-name="T2">t </text:span><text:span text:style-name="T9">t</text:span><text:span text:style-name="T2">o</text:span><text:span text:style-name="T11"> license/</text:span><text:span text:style-name="T8">a</text:span><text:span text:style-name="T2">ss</text:span><text:span text:style-name="T26">i</text:span><text:span text:style-name="T14">g</text:span><text:span text:style-name="T2">n</text:span><text:span text:style-name="T11"> </text:span><text:span text:style-name="T9">t</text:span><text:span text:style-name="T8">he</text:span><text:span text:style-name="T26">i</text:span><text:span text:style-name="T2">r</text:span><text:span text:style-name="T14"> </text:span><text:span text:style-name="T11">i</text:span><text:span text:style-name="T8">n</text:span><text:span text:style-name="T9">t</text:span><text:span text:style-name="T8">e</text:span><text:span text:style-name="T11">ll</text:span><text:span text:style-name="T8">e</text:span><text:span text:style-name="T2">c</text:span><text:span text:style-name="T9">t</text:span><text:span text:style-name="T8">ua</text:span><text:span text:style-name="T2">l </text:span><text:span text:style-name="T10">p</text:span><text:span text:style-name="T2">r</text:span><text:span text:style-name="T8">ope</text:span><text:span text:style-name="T11">r</text:span><text:span text:style-name="T9">t</text:span><text:span text:style-name="T10">y</text:span><text:span text:style-name="T2">.</text:span></text:p>
      <text:p text:style-name="P11"><text:span text:style-name="T3">Please check the preferred potential outcome for Student Project Results: </text:span></text:p>
      <text:p text:style-name="P14"><text:span text:style-name="T2"><text:s/></text:span><text:span text:style-name="T31">☐</text:span><text:span text:style-name="T29"></text:span><text:span text:style-name="T6">No expected</text:span><text:change-start text:change-id="ct215913976"/><text:span text:style-name="T6"> </text:span><text:change-end text:change-id="ct215913976"/><text:span text:style-name="T6">commercializable IP.</text:span></text:p>
      <text:p text:style-name="P14"><text:span text:style-name="T2"><text:s/></text:span><text:span text:style-name="T31">☐</text:span><text:span text:style-name="T29"></text:span><text:span text:style-name="T6">Student Retains Student IP.</text:span><text:span text:style-name="T2"> – Under this option, Client will be provided with the Student Project Results for Client’s non-commercial internal review and analysis only. <text:s/>Any and all rights to the Student Project Results, including all intellectual property rights, if any, shall remain with the individual Student Participants under appropriate University policies regarding rights to and ownership of intellectual property. <text:s/>Prior to any commercial use or subsequent transfer of any Student Project Results, Client must obtain the appropriate rights from the respective Student Participant owners. </text:span></text:p>
      <text:p text:style-name="P14"><text:span text:style-name="T2"><text:s/></text:span><text:span text:style-name="T31">☐</text:span><text:span text:style-name="T29"></text:span><text:span text:style-name="T6">Student Provides a NERF to Client</text:span><text:span text:style-name="T2">. – <text:s/>The Student Participants will grant Client a non-exclusive royalty free commercial license (“NERF”) from the students to use the intellectual property in the Student Project Results. <text:s/>Please contact Allyson Best, Director of Technology Management in the ORSP at </text:span><text:a xlink:type="simple" xlink:href="mailto:amilhous@olemiss.edu" text:style-name="Internet_20_link" text:visited-style-name="Visited_20_Internet_20_Link"><text:span text:style-name="T2">amilhous@olemiss.edu</text:span></text:a></text:p>
      <text:p text:style-name="P14"><text:span text:style-name="T2"><text:s/></text:span><text:span text:style-name="T31">☐</text:span><text:span text:style-name="T29"></text:span><text:span text:style-name="T6">Client Owns Student IP.</text:span><text:span text:style-name="T2"> – The Student Participants will assign their intellectual property rights in the Student Project Results to Client. Please contact Allyson Best, Director of Technology Management in the ORSP at </text:span><text:a xlink:type="simple" xlink:href="mailto:amilhous@olemiss.edu" text:style-name="Internet_20_link" text:visited-style-name="Visited_20_Internet_20_Link"><text:span text:style-name="T2">amilhous@olemiss.edu</text:span></text:a></text:p>
      <text:p text:style-name="P12"><text:span text:style-name="T3">Related University Policies</text:span></text:p>
      <text:list xml:id="list868057407806363358" text:style-name="WWNum37">
        <text:list-item>
          <text:p text:style-name="P10"><text:soft-page-break/><text:span text:style-name="T2">Copyright (Intellectual Property) – RSP.TM.400.001</text:span></text:p>
        </text:list-item>
        <text:list-item>
          <text:p text:style-name="P10"><text:span text:style-name="T2">Patents and Inventions – RSP.TM.400.003</text:span></text:p>
        </text:list-item>
      </text:list>
      <text:p text:style-name="P21"/>
      <text:h text:style-name="Title" text:outline-level="1">UM CLIENTS ONLY</text:h>
      <text:list xml:id="list31435460" text:continue-list="list31414093" text:style-name="WWNum7">
        <text:list-item>
          <text:p text:style-name="P13"><text:span text:style-name="T7">Student Academic Research in Potential Publication(s)</text:span></text:p>
        </text:list-item>
      </text:list>
      <text:p text:style-name="P14"><text:span text:style-name="T2"><text:s/></text:span><text:span text:style-name="T31">☐</text:span><text:span text:style-name="T29"></text:span><text:span text:style-name="T2">No academic research in project is anticipated.</text:span></text:p>
      <text:p text:style-name="P14"><text:span text:style-name="T2"><text:s/></text:span><text:span text:style-name="T31">☐</text:span><text:span text:style-name="T29"></text:span><text:span text:style-name="T2">Academic research is possible and student acknowledgment/authorship will be determined accordingly.</text:span></text:p>
      <text:p text:style-name="P21"/>
      <text:p text:style-name="P19"/>
      <text:p text:style-name="P14"><text:span text:style-name="T2">Submitted by:</text:span></text:p>
      <text:p text:style-name="P19"/>
      <text:p text:style-name="P12"><text:span text:style-name="T2">__________________________ <text:s/><text:tab/><text:tab/>____________________________</text:span></text:p>
      <text:p text:style-name="P14"><text:span text:style-name="T28">AUTHORIZED SPONSOR/CLIENT NAME<text:tab/><text:tab/>Date</text:span></text:p>
      <text:p text:style-name="P20"/>
      <text:p text:style-name="P12"><text:span text:style-name="T6">Joseph Carlisle</text:span><text:span text:style-name="T2">______________<text:tab/><text:tab/></text:span><text:span text:style-name="T6">January 23, 2023</text:span></text:p>
      <text:p text:style-name="P14"><text:span text:style-name="T28">UM FACULTY INSTRUCTOR<text:tab/>NAME<text:tab/><text:tab/><text:tab/>Date</text:span></text:p>
      <text:p text:style-name="P12"><text:span text:style-name="T6">Timothy Holston</text:span><text:span text:style-name="T2">_____________<text:tab/><text:tab/></text:span><text:span text:style-name="T6">January 23, 2023</text:span></text:p>
      <text:p text:style-name="P14"><text:span text:style-name="T28">UM FACULTY INSTRUCTOR<text:tab/>NAME<text:tab/><text:tab/><text:tab/>Date</text:span></text:p>
      <text:p text:style-name="P20"/>
      <text:p text:style-name="P12"><text:span text:style-name="T2">__________________________ <text:s/><text:tab/><text:tab/>____________________________</text:span></text:p>
      <text:p text:style-name="P14"><text:span text:style-name="T28">STUDENT NAME(s) <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neva" svg:font-family="Genev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text-align="justify" style:justify-single-word="false" fo:keep-with-next="always"/>
      <style:text-properties fo:font-size="11pt" style:font-size-asian="11pt" style:font-size-complex="11pt"/>
    </style:style>
    <style:style style:name="Heading_20_2" style:display-name="Heading 2" style:family="paragraph" style:parent-style-name="Standard" style:next-style-name="Text_20_body" style:list-style-name="Outline"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2" style:list-style-name="Outline" style:class="text">
      <style:paragraph-properties fo:margin-top="0.1665in" fo:margin-bottom="0.0417in" fo:text-align="justify" style:justify-single-word="false" fo:orphans="0" fo:widows="0"/>
      <style:text-properties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text-align="justify" style:justify-single-word="false" fo:keep-with-next="always"/>
      <style:text-properties fo:font-size="12pt" style:font-size-asian="12pt" style:font-name-complex="Calibri1"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fo:text-align="justify" style:justify-single-word="false"/>
      <style:text-properties fo:font-size="13pt" fo:font-style="italic" fo:font-weight="bold" style:font-size-asian="13pt" style:font-style-asian="italic" style:font-weight-asian="bold" style:font-name-complex="Calibri1"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text-align="justify" style:justify-single-word="false"/>
      <style:text-properties fo:font-size="11pt" fo:font-weight="bold" style:font-size-asian="11pt" style:font-weight-asian="bold" style:font-name-complex="Calibri1"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text-align="justify" style:justify-single-word="false"/>
      <style:text-properties fo:font-size="12pt" style:font-size-asian="12pt" style:font-name-complex="Calibri1"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text-align="justify" style:justify-single-word="false"/>
      <style:text-properties fo:font-size="12pt" fo:font-style="italic" style:font-size-asian="12pt" style:font-style-asian="italic" style:font-name-complex="Calibri1"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text-align="justify" style:justify-single-word="false"/>
      <style:text-properties style:font-name="Cambria" fo:font-size="11pt" style:font-size-asian="11pt" style:font-name-complex="F" style:font-size-complex="11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ody_20_Text_20_2" style:display-name="Body Text 2" style:family="paragraph" style:parent-style-name="Standard" style:default-outline-level="" style:list-style-name="">
      <style:paragraph-properties fo:orphans="0" fo:widows="0"/>
      <style:text-properties style:font-name="Arial1" fo:font-size="9pt" style:font-size-asian="9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itle" style:family="paragraph" style:parent-style-name="Standard" style:next-style-name="Subtitle" style:default-outline-level="1" style:class="chapter">
      <style:paragraph-properties fo:text-align="center" style:justify-single-word="false"/>
      <style:text-properties fo:font-size="16pt" fo:font-weight="bold" style:letter-kerning="true" style:font-size-asian="16pt" style:font-weight-asian="bold" style:font-name-complex="F"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text-align="justify" style:justify-single-word="false" text:number-lines="false" text:line-number="0">
        <style:tab-stops>
          <style:tab-stop style:position="3.25in" style:type="center"/>
          <style:tab-stop style:position="6.5in" style:type="right"/>
        </style:tab-stops>
      </style:paragraph-properties>
      <style:text-properties fo:font-size="12pt" style:font-size-asian="12pt" style:font-name-complex="Calibri1" style:font-size-complex="12pt"/>
    </style:style>
    <style:style style:name="Footer" style:family="paragraph" style:parent-style-name="Standard" style:default-outline-level="" style:list-style-name="" style:class="extra">
      <style:paragraph-properties fo:text-align="justify" style:justify-single-word="false" text:number-lines="false" text:line-number="0">
        <style:tab-stops>
          <style:tab-stop style:position="3.25in" style:type="center"/>
          <style:tab-stop style:position="6.5in" style:type="right"/>
        </style:tab-stops>
      </style:paragraph-properties>
      <style:text-properties fo:font-size="12pt" style:font-size-asian="12pt" style:font-name-complex="Calibri1" style:font-size-complex="12pt"/>
    </style:style>
    <style:style style:name="WP_20_Defaults" style:display-name="WP Defaults" style:family="paragraph" style:default-outline-level="" style:list-style-name="">
      <style:paragraph-properties fo:orphans="2" fo:widows="2" style:writing-mode="lr-tb">
        <style:tab-stops>
          <style:tab-stop style:position="-1in"/>
          <style:tab-stop style:position="-0.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text-properties fo:color="#000000" style:font-name="Geneva" fo:font-size="12pt" style:font-size-asian="12pt"/>
    </style:style>
    <style:style style:name="Document" style:family="paragraph" style:default-outline-level="" style:list-style-name="">
      <style:paragraph-properties style:line-height-at-least="0.1665in" fo:orphans="2" fo:widows="2" style:writing-mode="lr-tb"/>
      <style:text-properties fo:color="#000000" style:font-name="Geneva"/>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Body_20_Text_20_Indent_20_2" style:display-name="Body Text Indent 2" style:family="paragraph" style:parent-style-name="Standard" style:default-outline-level="" style:list-style-name="">
      <style:paragraph-properties fo:margin-left="0.25in" fo:margin-right="0in" fo:margin-top="0in" fo:margin-bottom="0.0835in" fo:line-height="200%" fo:text-indent="0in" style:auto-text-indent="false"/>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1pt" style:font-size-asian="11pt" style:font-size-complex="11pt"/>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2_20_Char" style:display-name="Body Text 2 Char" style:family="text" style:parent-style-name="Default_20_Paragraph_20_Font">
      <style:text-properties style:font-name="Arial1" fo:font-size="9pt" style:font-size-asian="9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style:font-name-complex="F" style:font-weight-complex="bold"/>
    </style:style>
    <style:style style:name="Heading_20_4_20_Char" style:display-name="Heading 4 Char" style:family="text" style:parent-style-name="Default_20_Paragraph_20_Font">
      <style:text-properties fo:font-size="12pt" style:font-size-asian="12pt" style:font-name-complex="Calibri1" style:font-size-complex="12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Calibri1"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name-complex="Calibri1" style:font-size-complex="11pt" style:font-weight-complex="bold"/>
    </style:style>
    <style:style style:name="Heading_20_7_20_Char" style:display-name="Heading 7 Char" style:family="text" style:parent-style-name="Default_20_Paragraph_20_Font">
      <style:text-properties fo:font-size="12pt" style:font-size-asian="12pt" style:font-name-complex="Calibri1"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name-complex="Calibri1" style:font-size-complex="12pt" style:font-style-complex="italic"/>
    </style:style>
    <style:style style:name="Heading_20_9_20_Char" style:display-name="Heading 9 Char" style:family="text" style:parent-style-name="Default_20_Paragraph_20_Font">
      <style:text-properties style:font-name="Cambria" fo:font-size="11pt" style:font-size-asian="11pt" style:font-name-complex="F" style:font-size-complex="11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Title_20_Char" style:display-name="Title Char" style:family="text" style:parent-style-name="Default_20_Paragraph_20_Font">
      <style:text-properties fo:font-size="16pt" fo:font-weight="bold" style:letter-kerning="true" style:font-size-asian="16pt" style:font-weight-asian="bold" style:font-name-complex="F" style:font-size-complex="16pt" style:font-weight-complex="bold"/>
    </style:style>
    <style:style style:name="Header_20_Char" style:display-name="Header Char" style:family="text" style:parent-style-name="Default_20_Paragraph_20_Font">
      <style:text-properties fo:font-size="12pt" style:font-size-asian="12pt" style:font-name-complex="Calibri1" style:font-size-complex="12pt"/>
    </style:style>
    <style:style style:name="Footer_20_Char" style:display-name="Footer Char" style:family="text" style:parent-style-name="Default_20_Paragraph_20_Font">
      <style:text-properties fo:font-size="12pt" style:font-size-asian="12pt" style:font-name-complex="Calibri1" style:font-size-complex="12pt"/>
    </style:style>
    <style:style style:name="Body_20_Text_20_Char" style:display-name="Body Text Char" style:family="text" style:parent-style-name="Default_20_Paragraph_20_Font"/>
    <style:style style:name="page_20_number" style:display-name="page number" style:family="text" style:parent-style-name="Default_20_Paragraph_20_Font"/>
    <style:style style:name="Body_20_Text_20_Indent_20_Char" style:display-name="Body Text Indent Char" style:family="text" style:parent-style-name="Default_20_Paragraph_20_Font"/>
    <style:style style:name="Body_20_Text_20_Indent_20_2_20_Char" style:display-name="Body Text Indent 2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abstract1" style:family="text" style:parent-style-name="Default_20_Paragraph_20_Font">
      <style:text-properties fo:color="#000000" style:font-name="Times New Roman" fo:font-size="11.5pt" style:font-size-asian="11.5pt" style:font-name-complex="Times New Roman1" style:font-size-complex="11.5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fo:font-size="10pt" fo:font-style="normal" fo:font-weight="normal" style:font-size-asian="10pt" style:font-style-asian="normal" style:font-weight-asian="normal" style:font-name-complex="Times New Roman1"/>
    </style:style>
    <style:style style:name="ListLabel_20_2" style:display-name="ListLabel 2" style:family="text">
      <style:text-properties fo:font-weight="normal" style:font-weight-asian="normal"/>
    </style:style>
    <style:style style:name="ListLabel_20_3" style:display-name="ListLabel 3" style:family="text">
      <style:text-properties fo:color="#00000a" fo:font-size="8pt" style:font-size-asian="8pt" style:font-name-complex="Times New Roman1"/>
    </style:style>
    <style:style style:name="ListLabel_20_4" style:display-name="ListLabel 4" style:family="text">
      <style:text-properties fo:color="#00000a" fo:font-size="8pt" style:font-size-asian="8pt"/>
    </style:style>
    <style:style style:name="ListLabel_20_5" style:display-name="ListLabel 5" style:family="text">
      <style:text-properties style:font-name-complex="Courier New1"/>
    </style:style>
    <style:style style:name="ListLabel_20_6" style:display-name="ListLabel 6" style:family="text">
      <style:text-properties fo:font-size="12pt" fo:font-style="normal" fo:font-weight="normal" style:font-size-asian="12pt" style:font-style-asian="normal" style:font-weight-asian="normal"/>
    </style:style>
    <style:style style:name="ListLabel_20_7" style:display-name="ListLabel 7" style:family="text">
      <style:text-properties fo:font-style="normal" fo:font-weight="normal" style:font-style-asian="normal" style:font-weight-asian="normal"/>
    </style:style>
    <style:style style:name="ListLabel_20_8" style:display-name="ListLabel 8" style:family="text">
      <style:text-properties fo:font-size="10pt" fo:font-style="normal" fo:font-weight="normal" style:font-size-asian="10pt" style:font-style-asian="normal" style:font-weight-asian="normal"/>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prefix="Section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outline-level-style>
      <text:outline-level-style text:level="5" style:num-suffix=")" style:num-format="1" text:display-levels="4">
        <style:list-level-properties text:list-level-position-and-space-mode="label-alignment">
          <style:list-level-label-alignment text:label-followed-by="listtab" fo:text-indent="-0.3in" fo:margin-left="0.7in"/>
        </style:list-level-properties>
      </text:outline-level-style>
      <text:outline-level-style text:level="6" style:num-suffix=")" style:num-format="a" text:display-levels="5">
        <style:list-level-properties text:list-level-position-and-space-mode="label-alignment">
          <style:list-level-label-alignment text:label-followed-by="listtab" fo:text-indent="-0.3in" fo:margin-left="0.8in"/>
        </style:list-level-properties>
      </text:outline-level-style>
      <text:outline-level-style text:level="7" style:num-suffix=")" style:num-format="i" text:display-levels="6">
        <style:list-level-properties text:list-level-position-and-space-mode="label-alignment" fo:text-align="end">
          <style:list-level-label-alignment text:label-followed-by="listtab" fo:text-indent="-0.2in" fo:margin-left="0.9in"/>
        </style:list-level-properties>
      </text:outline-level-style>
      <text:outline-level-style text:level="8" style:num-suffix="." style:num-format="a" text:display-levels="7">
        <style:list-level-properties text:list-level-position-and-space-mode="label-alignment">
          <style:list-level-label-alignment text:label-followed-by="listtab" fo:text-indent="-0.3in" fo:margin-left="1in"/>
        </style:list-level-properties>
      </text:outline-level-style>
      <text:outline-level-style text:level="9" style:num-suffix="." style:num-format="i" text:display-levels="8">
        <style:list-level-properties text:list-level-position-and-space-mode="label-alignment" fo:text-align="end">
          <style:list-level-label-alignment text:label-followed-by="listtab"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prefix="("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0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5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0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5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0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5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 style:num-suffix="." style:num-format="a">
        <style:list-level-properties text:list-level-position-and-space-mode="label-alignment">
          <style:list-level-label-alignment text:label-followed-by="listtab" text:list-tab-stop-position="0.45in" fo:text-indent="-0.2in" fo:margin-left="0.4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6"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0." style:num-format="1" text:start-value="6">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126in" fo:text-indent="-0.3126in" fo:margin-left="0.8126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32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32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32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32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32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32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32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3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1" fo:font-size="8pt" style:font-size-asian="8pt" style:font-name-complex="Arial2"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Standard"><text:span text:style-name="MT1">Capstone Project Survey<text:tab/><text:tab/><text:tab/><text:tab/><text:tab/> Page </text:span><text:page-number text:select-page="current">3</text:page-number><text:span text:style-name="MT1"> 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udent IP Form #3 Worksheet.docx</dc:title>
    <meta:initial-creator>Knedlik, Lana M.</meta:initial-creator>
    <dc:creator>Joeph Tanner</dc:creator>
    <meta:editing-cycles>2</meta:editing-cycles>
    <meta:print-date>2018-03-27T13:59:00</meta:print-date>
    <meta:creation-date>2023-01-09T20:55:00</meta:creation-date>
    <dc:date>2023-02-02T11:17:58.01</dc:date>
    <meta:editing-duration>PT5S</meta:editing-duration>
    <meta:generator>OpenOffice/4.1.13$Win32 OpenOffice.org_project/4113m1$Build-9810</meta:generator>
    <meta:document-statistic meta:table-count="1" meta:image-count="0" meta:object-count="0" meta:page-count="3" meta:paragraph-count="65" meta:word-count="739" meta:character-count="5266"/>
    <meta:user-defined meta:name="AppVersion">16.0000</meta:user-defined>
    <meta:user-defined meta:name="Company">University of Missour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